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Group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Gui.createDela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GroupGui.createStartTi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GroupGui.createOnErro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hreadGroupGui.setNode( JMeter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Gui.setSampleErrorBoxes( ThreadGroup 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GroupGui.createDurat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GroupGui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Group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hreadGroupGui.ini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Group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GroupGui.ThreadGroup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Group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eadGroupGui.modifyTestElement( TestElement t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eadGroupGui.onSample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GroupGui.createEndTi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GroupGui.configure( TestElement t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hreadGroupGui.itemStateChanged( ItemEvent i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GroupGui.createControll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eadGroup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